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PALOMINO, CESAR AUG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LDERON BARBARAN, DEMET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UTIERREZ PALOMINO, CESAR AUGUST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80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21:37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